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itle">
      <style:text-properties officeooo:rsid="00136be5" officeooo:paragraph-rsid="00136be5"/>
    </style:style>
    <style:style style:name="P3" style:family="paragraph" style:parent-style-name="Text_20_body">
      <style:text-properties fo:color="#333333" style:font-name="Liberation Serif" fo:font-size="12pt" officeooo:rsid="003815ff" officeooo:paragraph-rsid="003815ff" style:font-size-asian="12pt" style:font-size-complex="12pt"/>
    </style:style>
    <style:style style:name="P4" style:family="paragraph" style:parent-style-name="Text_20_body">
      <style:text-properties fo:color="#333333" style:font-name="Liberation Serif" fo:font-size="12pt" fo:font-weight="bold" officeooo:rsid="003815ff" officeooo:paragraph-rsid="003815ff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333333" style:font-name="Liberation Serif" fo:font-size="12pt" fo:font-weight="normal" officeooo:rsid="003815ff" officeooo:paragraph-rsid="003815ff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fo:color="#333333" style:font-name="Liberation Serif" fo:font-size="12pt" fo:font-weight="normal" officeooo:rsid="003815ff" officeooo:paragraph-rsid="003815ff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text-properties fo:color="#333333" style:font-name="Liberation Serif" fo:font-size="12pt" fo:font-weight="normal" officeooo:rsid="003815ff" officeooo:paragraph-rsid="003815ff" style:font-size-asian="12pt" style:font-weight-asian="normal" style:font-size-complex="12pt" style:font-weight-complex="normal"/>
    </style:style>
    <style:style style:name="P8" style:family="paragraph" style:parent-style-name="Text_20_body" style:list-style-name="L2">
      <style:text-properties fo:color="#333333" style:font-name="Liberation Serif" fo:font-size="12pt" fo:font-weight="normal" officeooo:rsid="003815ff" officeooo:paragraph-rsid="003960e5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text-properties fo:color="#333333" style:font-name="Liberation Serif" fo:font-size="12pt" fo:font-weight="normal" officeooo:rsid="003815ff" officeooo:paragraph-rsid="003c5835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text-properties fo:color="#333333" style:font-name="Liberation Serif" fo:font-size="12pt" fo:font-weight="normal" officeooo:rsid="003815ff" officeooo:paragraph-rsid="003ddcb8" style:font-size-asian="12pt" style:font-weight-asian="normal" style:font-size-complex="12pt" style:font-weight-complex="normal"/>
    </style:style>
    <style:style style:name="P11" style:family="paragraph" style:parent-style-name="Text_20_body" style:list-style-name="L2">
      <style:text-properties fo:color="#333333" style:font-name="Liberation Serif" fo:font-size="12pt" fo:font-weight="normal" officeooo:rsid="003960e5" officeooo:paragraph-rsid="003960e5" style:font-size-asian="12pt" style:font-weight-asian="normal" style:font-size-complex="12pt" style:font-weight-complex="normal"/>
    </style:style>
    <style:style style:name="P12" style:family="paragraph" style:parent-style-name="Text_20_body" style:list-style-name="L2">
      <style:text-properties fo:color="#333333" style:font-name="Liberation Serif" fo:font-size="12pt" fo:font-weight="normal" officeooo:rsid="003fa776" officeooo:paragraph-rsid="003fa776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text-properties fo:color="#333333" style:font-name="Liberation Serif" fo:font-size="12pt" fo:font-weight="normal" officeooo:rsid="003fa776" officeooo:paragraph-rsid="003fa776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color="#333333" style:font-name="Liberation Serif" fo:font-size="12pt" fo:font-weight="bold" officeooo:rsid="003815ff" officeooo:paragraph-rsid="003ddcb8" style:font-size-asian="12pt" style:font-weight-asian="bold" style:font-size-complex="12pt" style:font-weight-complex="bold"/>
    </style:style>
    <style:style style:name="P15" style:family="paragraph" style:parent-style-name="Text_20_body">
      <style:text-properties fo:color="#333333" style:font-name="Liberation Serif" fo:font-size="12pt" fo:font-weight="bold" officeooo:rsid="003fa776" officeooo:paragraph-rsid="003fa776" style:font-size-asian="12pt" style:font-weight-asian="bold" style:font-size-complex="12pt" style:font-weight-complex="bold"/>
    </style:style>
    <style:style style:name="T1" style:family="text">
      <style:text-properties officeooo:rsid="00351253"/>
    </style:style>
    <style:style style:name="T2" style:family="text">
      <style:text-properties officeooo:rsid="003815ff"/>
    </style:style>
    <style:style style:name="T3" style:family="text">
      <style:text-properties officeooo:rsid="003960e5"/>
    </style:style>
    <style:style style:name="T4" style:family="text">
      <style:text-properties officeooo:rsid="003ade1a"/>
    </style:style>
    <style:style style:name="T5" style:family="text">
      <style:text-properties officeooo:rsid="003c5835"/>
    </style:style>
    <style:style style:name="T6" style:family="text">
      <style:text-properties fo:font-weight="normal" officeooo:rsid="003c5835" style:font-weight-asian="normal" style:font-weight-complex="normal"/>
    </style:style>
    <style:style style:name="T7" style:family="text">
      <style:text-properties officeooo:rsid="003ddcb8"/>
    </style:style>
    <style:style style:name="T8" style:family="text">
      <style:text-properties officeooo:rsid="003fa7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rjoitu<text:span text:style-name="T2">ksia</text:span></text:p>
      <text:p text:style-name="P3">Alla harjoituksia joihin Internet antaa runsaasti ohjeita.</text:p>
      <text:p text:style-name="P4">Tavoitteet:</text:p>
      <text:list xml:id="list1209350399" text:style-name="L1">
        <text:list-item>
          <text:p text:style-name="P6">kuva kytkennästä</text:p>
        </text:list-item>
        <text:list-item>
          <text:p text:style-name="P6">Lyhyt selostus toiminnasta</text:p>
        </text:list-item>
      </text:list>
      <text:p text:style-name="P5"/>
      <text:p text:style-name="P4">Harjoitus 6 – Jännitteen mittaus analogia inputista</text:p>
      <text:list xml:id="list4281247886" text:style-name="L2">
        <text:list-item>
          <text:p text:style-name="P7">Toteuta analogia input -liitäntää käyttävä patterin jännitteen mittaus ohjelma ja koe kytkentä.</text:p>
        </text:list-item>
        <text:list-item>
          <text:p text:style-name="P7">Minkä kokoisia paristoja kytkennälläsi voi mitata?</text:p>
        </text:list-item>
      </text:list>
      <text:p text:style-name="P4">Harjoitus 7 – <text:span text:style-name="T3">Etäisyyden mittaus ultraäänianturilla</text:span></text:p>
      <text:list xml:id="list111203853552673" text:continue-numbering="true" text:style-name="L2">
        <text:list-item>
          <text:p text:style-name="P8">Toteuta Ultraäänianturi<text:span text:style-name="T3">lla</text:span> HC-SR04 <text:span text:style-name="T4">tai vastaavalla,</text:span> <text:span text:style-name="T3">etäisyyden mittaava sovellus</text:span></text:p>
        </text:list-item>
        <text:list-item>
          <text:p text:style-name="P11">etäisyyden voi ilmoittaa LCD:llä tai terminaaliin</text:p>
        </text:list-item>
        <text:list-item>
          <text:p text:style-name="P8"><text:span text:style-name="T4">A</text:span>nturi mittaa etäisyyksiä välillä 2... 400 cm</text:p>
        </text:list-item>
      </text:list>
      <text:p text:style-name="P14">Harjoitus 8 - <text:span text:style-name="T5">Nightrider – ritariässävalo</text:span></text:p>
      <text:list xml:id="list111202428249005" text:continue-numbering="true" text:style-name="L2">
        <text:list-item>
          <text:p text:style-name="P9"><text:span text:style-name="T7">Google: Nightrider – ritariässävalo</text:span></text:p>
        </text:list-item>
      </text:list>
      <text:p text:style-name="P14">Harjoitus <text:span text:style-name="T7">9</text:span> - <text:span text:style-name="T5">Arduino Seven Segment Display Counter</text:span></text:p>
      <text:list xml:id="list111203231672200" text:continue-numbering="true" text:style-name="L2">
        <text:list-item>
          <text:p text:style-name="P10"><text:span text:style-name="T7">Google kertoo lisää</text:span></text:p>
        </text:list-item>
        <text:list-item>
          <text:p text:style-name="P12">7-segment palikoita minulta(huone353) tai labrasta</text:p>
        </text:list-item>
      </text:list>
      <text:p text:style-name="P15">Harjoitus 10 – Arduino projekti</text:p>
      <text:list xml:id="list3000980931" text:style-name="L3">
        <text:list-item>
          <text:p text:style-name="P13">Vapaa valintainen… netistä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style style:name="MT2" style:family="text">
      <style:text-properties officeooo:rsid="003fa77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</text:a><text:a xlink:type="simple" xlink:href="mailto:Mika.saari@tut.fi" text:style-name="Internet_20_link" text:visited-style-name="Visited_20_Internet_20_Link">ni</text:a><text:a xlink:type="simple" xlink:href="mailto:Mika.saari@tut.fi" text:style-name="Internet_20_link" text:visited-style-name="Visited_20_Internet_20_Link">.fi</text:a><text:tab/><text:tab/><text:span text:style-name="MT2">9.9.20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9-09-09T11:11:38.476361662</dc:date>
    <meta:editing-duration>PT4H23M35S</meta:editing-duration>
    <meta:editing-cycles>30</meta:editing-cycles>
    <meta:generator>LibreOffice/6.1.5.2$Linux_X86_64 LibreOffice_project/10$Build-2</meta:generator>
    <meta:print-date>2015-01-16T08:45:15.004000000</meta:print-date>
    <meta:document-statistic meta:table-count="0" meta:image-count="0" meta:object-count="0" meta:page-count="1" meta:paragraph-count="20" meta:word-count="108" meta:character-count="836" meta:non-whitespace-character-count="753"/>
  </office:meta>
</office:document-meta>
</file>